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006666" draw:fill-color="#00666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93cm" svg:height="9.199cm" svg:x="5.8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16.214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93cm" svg:height="9.199cm" svg:x="26.614cm" svg:y="1.5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47cm" svg:height="1.138cm" svg:x="25.12cm" svg:y="7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9.937cm" svg:height="1.186cm" svg:x="22.109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938cm" svg:height="1.138cm" svg:x="23.551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9T11:59:56.982945048</meta:creation-date>
    <dc:date>2016-04-19T15:58:07.205479963</dc:date>
    <dc:creator>elucterio </dc:creator>
    <meta:editing-duration>PT3H49M3S</meta:editing-duration>
    <meta:editing-cycles>10</meta:editing-cycles>
    <meta:generator>LibreOffice/4.2.8.2$Linux_X86_64 LibreOffice_project/420m0$Build-2</meta:generator>
    <meta:document-statistic meta:object-count="6"/>
  </office:meta>
</office:document-meta>
</file>